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0b3a83" officeooo:paragraph-rsid="000b3a8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b3a83" officeooo:paragraph-rsid="000b3a83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cac68" officeooo:paragraph-rsid="000cac6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cac68" officeooo:paragraph-rsid="000cac68" style:font-size-asian="16pt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0cb145" officeooo:paragraph-rsid="000cb145" style:font-size-asian="16pt" style:font-size-complex="16pt"/>
    </style:style>
    <style:style style:name="P6" style:family="paragraph" style:parent-style-name="Standard">
      <style:paragraph-properties fo:text-align="start" style:justify-single-word="false" style:writing-mode="rl-tb"/>
      <style:text-properties fo:font-size="16pt" officeooo:rsid="000cb145" officeooo:paragraph-rsid="000cb145" style:font-size-asian="16pt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0ff5d7" officeooo:paragraph-rsid="000ff5d7" style:font-size-asian="16pt" style:font-size-complex="16pt"/>
    </style:style>
    <style:style style:name="P8" style:family="paragraph" style:parent-style-name="Standard">
      <style:paragraph-properties fo:text-align="start" style:justify-single-word="false" style:writing-mode="rl-tb"/>
      <style:text-properties fo:font-size="16pt" officeooo:rsid="000ff5d7" officeooo:paragraph-rsid="000ff5d7" style:font-size-asian="16pt" style:font-size-complex="16pt"/>
    </style:style>
    <style:style style:name="P9" style:family="paragraph" style:parent-style-name="Standard">
      <style:paragraph-properties fo:text-align="start" style:justify-single-word="false" style:writing-mode="rl-tb"/>
      <style:text-properties fo:font-size="16pt" officeooo:rsid="0012f076" officeooo:paragraph-rsid="0012f076" style:font-size-asian="16pt" style:font-size-complex="16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6pt" officeooo:rsid="00137a30" officeooo:paragraph-rsid="00137a30" style:font-size-asian="16pt" style:font-size-complex="16pt"/>
    </style:style>
    <style:style style:name="P11" style:family="paragraph" style:parent-style-name="Standard">
      <style:paragraph-properties fo:text-align="start" style:justify-single-word="false" style:writing-mode="rl-tb"/>
      <style:text-properties fo:font-size="16pt" officeooo:rsid="00137a30" officeooo:paragraph-rsid="00137a30" style:font-size-asian="16pt" style:font-size-complex="16pt"/>
    </style:style>
    <style:style style:name="P12" style:family="paragraph" style:parent-style-name="Standard">
      <style:paragraph-properties fo:text-align="start" style:justify-single-word="false" style:writing-mode="rl-tb"/>
      <style:text-properties fo:font-size="16pt" officeooo:rsid="001554b8" officeooo:paragraph-rsid="001554b8" style:font-size-asian="16pt" style:font-size-complex="16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16pt" officeooo:rsid="00165aec" officeooo:paragraph-rsid="0016b80c" style:font-size-asian="16pt" style:font-size-complex="16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6pt" officeooo:rsid="0016b80c" officeooo:paragraph-rsid="0016b80c" style:font-size-asian="16pt" style:font-size-complex="16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6pt" officeooo:paragraph-rsid="0017b054"/>
    </style:style>
    <style:style style:name="T1" style:family="text">
      <style:text-properties officeooo:rsid="0016b80c"/>
    </style:style>
    <style:style style:name="T2" style:family="text">
      <style:text-properties fo:color="#660e7a" style:font-name="DejaVu Sans Mono" fo:font-size="11.3000001907349pt" fo:font-weight="bold"/>
    </style:style>
    <style:style style:name="T3" style:family="text">
      <style:text-properties fo:color="#660e7a" style:font-name="DejaVu Sans Mono" fo:font-size="11.3000001907349pt" fo:font-weight="bold" officeooo:rsid="0017b054"/>
    </style:style>
    <style:style style:name="T4" style:family="text">
      <style:text-properties fo:color="#660e7a" style:font-name="DejaVu Sans Mono" fo:font-weight="bold" officeooo:rsid="0017b054" style:font-size-asian="16pt" style:font-size-complex="16pt"/>
    </style:style>
    <style:style style:name="T5" style:family="text">
      <style:text-properties officeooo:rsid="0017b054" style:font-size-asian="16pt" style:font-size-complex="16pt"/>
    </style:style>
    <style:style style:name="T6" style:family="text">
      <style:text-properties fo:color="#000000" style:font-name="DejaVu Sans Mono" fo:font-weight="bold" officeooo:rsid="0017b054" style:font-size-asian="16pt" style:font-size-complex="16pt"/>
    </style:style>
    <style:style style:name="T7" style:family="text">
      <style:text-properties fo:color="#ff3300" officeooo:rsid="0017b054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بتدا درون یک فولدر یک خط فرمان باز می کنیم و دستور زیر را می نویسم<text:line-break/></text:p>
      <text:p text:style-name="P2">npm init</text:p>
      <text:p text:style-name="P2"/>
      <text:p text:style-name="P3">وب پک را نصب می کنیم</text:p>
      <text:p text:style-name="P3"/>
      <text:p text:style-name="P4">npm install --save-dev <text:a xlink:type="simple" xlink:href="mailto:webpack@2.2.0-rc.0" text:style-name="Internet_20_link" text:visited-style-name="Visited_20_Internet_20_Link">webpack@2.2.0-rc.0</text:a></text:p>
      <text:p text:style-name="P4"/>
      <text:p text:style-name="P5">react and react-dom <text:s/>نصب می کنیم</text:p>
      <text:p text:style-name="P6">npm install --save react react-dom</text:p>
      <text:p text:style-name="P6"/>
      <text:p text:style-name="P7">نصب های مربوط به بابل:</text:p>
      <text:p text:style-name="P7">برقرار کننده ی ارتباط بین ری اکت و بابل:</text:p>
      <text:p text:style-name="P7"/>
      <text:p text:style-name="P8"><text:s/>npm install --save-dev babel-preset-react</text:p>
      <text:p text:style-name="P8"/>
      <text:p text:style-name="P8"/>
      <text:p text:style-name="P9">npm install --save-dev babel-core babel-loader babel-preset-env</text:p>
      <text:p text:style-name="P9"/>
      <text:p text:style-name="P15"><text:span text:style-name="T7">هشدار</text:span><text:span text:style-name="T5">: مراقب باشیم که بین save <text:s/>و -dev نباید فاصله باشد و گرنه به </text:span><text:span text:style-name="T2">devDependencies</text:span></text:p>
      <text:p text:style-name="P15"><text:span text:style-name="T5">اضافه نمی شود بلکه به </text:span><text:span text:style-name="T2">dependencies </text:span><text:span text:style-name="T6"><text:s/>اضافه می شود که بین این دو تفاوت است.</text:span></text:p>
      <text:p text:style-name="P9"/>
      <text:p text:style-name="P10">ایجاد فایل webpack.config.js و قرار دادن کدهای زیر درون ان:</text:p>
      <text:p text:style-name="P10"/>
      <text:p text:style-name="P10"/>
      <text:p text:style-name="P11"/>
      <text:p text:style-name="P12">const path = require('path');</text:p>
      <text:p text:style-name="P12">const <text:s/>config = {</text:p>
      <text:p text:style-name="P12"><text:s text:c="4"/>entry: './src/index.js',</text:p>
      <text:p text:style-name="P12"><text:s text:c="4"/>output: {</text:p>
      <text:p text:style-name="P12"><text:s text:c="8"/>path:path.resolve(__dirname, 'build'),</text:p>
      <text:p text:style-name="P12"><text:s text:c="8"/>filename: 'bundle.js',</text:p>
      <text:p text:style-name="P12"><text:s text:c="8"/>publicPath: 'build/'</text:p>
      <text:p text:style-name="P12"><text:s text:c="4"/>},</text:p>
      <text:p text:style-name="P12"><text:s text:c="4"/>module:{</text:p>
      <text:p text:style-name="P12"><text:s text:c="8"/>rules:[</text:p>
      <text:p text:style-name="P12"><text:s text:c="12"/>{ test: /\.js$/, use: 'babel-loader', exclude: /node_modules/ }, <text:s text:c="8"/></text:p>
      <text:p text:style-name="P12"><text:s text:c="8"/>]</text:p>
      <text:p text:style-name="P12"><text:soft-page-break/><text:s text:c="4"/>},</text:p>
      <text:p text:style-name="P12"><text:s/>};</text:p>
      <text:p text:style-name="P12">module.exports = config;</text:p>
      <text:p text:style-name="P12"/>
      <text:p text:style-name="P12"/>
      <text:p text:style-name="P12"/>
      <text:p text:style-name="P13">ایجاد فایل .babelrc <text:s/>و قرار دادن کدهای زیر درون ان:<text:line-break/><text:line-break/><text:span text:style-name="T1">{</text:span></text:p>
      <text:p text:style-name="P14"><text:s text:c="2"/>"presets": ["babel-preset-env", "react"]</text:p>
      <text:p text:style-name="P14">}</text:p>
      <text:p text:style-name="P9"/>
      <text:p text:style-name="P9"/>
      <text:p text:style-name="P14">ان گاه دیگر وب پک را ران می کنیم:</text:p>
      <text:p text:style-name="P14"/>
      <text:p text:style-name="P14">node_modules/.bin/webpack --config webpack.config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06T18:00:18.736396909</dc:date>
    <meta:editing-duration>PT4H37M43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170" meta:character-count="1116" meta:non-whitespace-character-count="892"/>
  </office:meta>
</office:document-meta>
</file>